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fo:font-weight="normal" style:font-weight-asian="normal" style:font-weight-complex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5/2019<text:bookmark-end text:name="Text14"/></text:p>
            <text:p text:style-name="Normální">KVOP-17504/2019<text:bookmark-end text:name="Text2"/></text:p>
            <text:p text:style-name="Normální"><text:bookmark-start text:name="Text6"/>15. 04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MgA. et Mgr. art. J. S.</text:p>
            <text:p text:style-name="Normální"/>
            <text:p text:style-name="Normální"/>
            <text:p text:style-name="Normální"><text:span text:style-name="T17">E-mail:<text:s/></text:span>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 informace<text:s/></text:h>
      <text:p text:style-name="Základnítext">Vážená paní magistro,</text:p>
      <text:p text:style-name="Základnítext">dne 10. 4. 2019 byla do Kanceláře veřejného ochránce práv doručena Vaše žádost podle zákona č. 106/1999 Sb., o svobodném přístupu k informacím, ve znění pozdějších předpisů, kterou žádáte o poskytnutí následujících informací ve vztahu k Vašemu podnětu ze dne 10. 1. 2019 a následnému doplnění, a to:</text:p>
      <text:list text:style-name="LFO4" text:continue-numbering="true">
        <text:list-item>
          <text:p text:style-name="P18">„ktoreho dna budu vyriadene KVOP moje staznosti na organy OST P4, MHMP STR“</text:p>
        </text:list-item>
        <text:list-item>
          <text:p text:style-name="P19">„ake podklady si KVOP vyziadala k posudeniu predmetnych staznosti nezakonneho rozhodnutia cj. P4/041608/18/OST/LUKO a nasledujucich vedome chybnych, nezakonnych uradnych postupov OST P4, MHMP STR.“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K bodu č. 1</text:p>
      <text:p text:style-name="Základnítext">Dle zákona o veřejném ochránci práv<text:span text:style-name="Značkapozn.podčarou"><text:note text:note-class="footnote" text:id="_ftn0"><text:note-citation>1</text:note-citation><text:note-body><text:p text:style-name="Textpozn.podčarou"><text:s/>Zákon č. 349/1999 Sb., o veřejném ochránci práv, ve znění pozdějších předpisů.</text:p></text:note-body></text:note></text:span><text:s/>byl Váš podnět doručený dne 10. 1. 2019 vyřízen zástupcem veřejné ochránkyně práv dopisem sp. zn. 173/2019/VOP/PPK ze dne 25. 2. 2019. Tento dopis Vám byl řádně doručen, což je patrno i z Vaší následující korespondence.</text:p>
      <text:p text:style-name="Základnítext">Dle zákona o veřejném ochránci práv bude Váš další podnět (doplnění doručené dne 28. 2. 2019) vyřízen v den, kdy Vás veřejný ochránce práv vyrozumí o výsledku posouzení.<text:s/></text:p>
      <text:p text:style-name="Základnítext">K bodu č. 2</text:p>
      <text:p text:style-name="Základnítext">Ve věci Vašeho podnětu, doručeného dne 10. 1. 2019 si zástupce veřejné ochránkyně práv nevyžádal žádné podklady, neboť neshledal důvody pro zahájení šetření. O této skutečnosti jste byla vyrozuměna dopisem sp. zn. 173/2019/VOP/PPK ze dne 25. 2. 2019.</text:p>
      <text:p text:style-name="Základnítext">Ve věci Vašeho dalšího podnětu (doplnění doručeného dne 28. 2. 2019) si zástupce veřejné ochránkyně práv nevyžádal žádné podklady, neboť dle zákona o veřejném ochránci práv platí, že podklady k posouzení věci je a priory povinen předložit stěžovatel. Veřejný ochránce<text:s/><text:soft-page-break/>práv je oprávněn vyžádat si spisy či jiné písemnosti v případě, kdy na základě podnětu zahájí šetření. O této skutečnosti je dle zákona o veřejném ochránci práv stěžovatel vždy vyrozuměn.</text:p>
      <text:p text:style-name="Základnítext"/>
      <text:p text:style-name="P20"/>
      <text:p text:style-name="podpis">Mgr. Petra Zdražilová v. r.</text:p>
      <text:p text:style-name="podpis">ředitelka právní sekce</text:p>
      <text:p text:style-name="podpis">(dopis je opatřen elektronickým podpisem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EPM7*</text:span>*KVOPX009EPM7*</text:p>
        <text:p text:style-name="P12"><text:span text:style-name="T13">KVOPX009EPM7</text:span>KVOPX009EPM7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5-03T07:38:00Z</meta:creation-date>
    <dc:date>2019-05-03T07:39:00Z</dc:date>
    <meta:print-date>2019-04-15T12:51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4" meta:word-count="320" meta:character-count="2204" meta:row-count="15" meta:non-whitespace-character-count="1888"/>
  </office:meta>
</office:document-meta>
</file>